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678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4.551cm"/>
    </style:style>
    <style:style style:name="Table1.E" style:family="table-column">
      <style:table-column-properties style:column-width="3.413cm"/>
    </style:style>
    <style:style style:name="Table1.1" style:family="table-row">
      <style:table-row-properties style:min-row-height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03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4.577cm"/>
    </style:style>
    <style:style style:name="Table2.E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1" style:family="table-row">
      <style:table-row-properties style:min-row-height="1.8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1.713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9cm" fo:margin-left="-0.028cm" table:align="left"/>
    </style:style>
    <style:style style:name="Table4.A" style:family="table-column">
      <style:table-column-properties style:column-width="3.415cm"/>
    </style:style>
    <style:style style:name="Table4.B" style:family="table-column">
      <style:table-column-properties style:column-width="3.417cm"/>
    </style:style>
    <style:style style:name="Table4.C" style:family="table-column">
      <style:table-column-properties style:column-width="3.39cm"/>
    </style:style>
    <style:style style:name="Table4.D" style:family="table-column">
      <style:table-column-properties style:column-width="3.392cm"/>
    </style:style>
    <style:style style:name="Table4.1" style:family="table-row">
      <style:table-row-properties style:min-row-height="1.4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2" style:family="table-row">
      <style:table-row-properties style:min-row-height="1.482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1" style:family="table-row">
      <style:table-row-properties style:min-row-height="1.29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a0153" officeooo:paragraph-rsid="000a015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a0153" officeooo:paragraph-rsid="000a015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7314" officeooo:paragraph-rsid="000b7314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0b731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0ced9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153" officeooo:paragraph-rsid="000a015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0153" officeooo:paragraph-rsid="000a0153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paragraph-rsid="000ced99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b7314" officeooo:paragraph-rsid="000b7314" style:font-size-asian="11.3500003814697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b7314" officeooo:paragraph-rsid="000ced99" style:font-size-asian="11.3500003814697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ced99" officeooo:paragraph-rsid="000ced99" style:font-size-asian="11.3500003814697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fo:font-weight="bold" officeooo:rsid="000a0153" officeooo:paragraph-rsid="000a0153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7314" officeooo:paragraph-rsid="000b7314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7314" officeooo:paragraph-rsid="0016238f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ed99" officeooo:paragraph-rsid="000ced99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9b8d" officeooo:paragraph-rsid="00119b8d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238f" officeooo:paragraph-rsid="0016238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c619" officeooo:paragraph-rsid="001ac619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e57d" officeooo:paragraph-rsid="001ae57d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e57d" officeooo:paragraph-rsid="001b5b68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e57d" officeooo:paragraph-rsid="001c04b5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ed99" officeooo:paragraph-rsid="000ced99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ed99" officeooo:paragraph-rsid="0016238f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16238f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fo:font-weight="bold" officeooo:rsid="000b7314" officeooo:paragraph-rsid="001ac619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fo:font-weight="bold" officeooo:rsid="0017b1e6" officeooo:paragraph-rsid="0017b1e6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fo:font-weight="bold" officeooo:rsid="001ac619" officeooo:paragraph-rsid="001ac619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fo:font-weight="bold" officeooo:rsid="001ae57d" officeooo:paragraph-rsid="001ae57d" style:font-size-asian="11.3500003814697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9b8d" officeooo:paragraph-rsid="00119b8d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6238f" officeooo:paragraph-rsid="0016238f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ac619" officeooo:paragraph-rsid="001ac619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ae57d" officeooo:paragraph-rsid="001ae57d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0b7314" officeooo:paragraph-rsid="000ced99" style:font-size-asian="11.3500003814697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118839" officeooo:paragraph-rsid="00118839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16238f" officeooo:paragraph-rsid="0016238f" style:font-size-asian="11.3500003814697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1ac619" officeooo:paragraph-rsid="001ac619" style:font-size-asian="11.3500003814697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0a0153" officeooo:paragraph-rsid="000a0153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normal" officeooo:rsid="001ac619" officeooo:paragraph-rsid="001ac619" style:font-size-asian="11.3500003814697pt" style:font-weight-asian="normal" style:font-size-complex="13pt" style:font-weight-complex="normal"/>
    </style:style>
    <style:style style:name="T1" style:family="text">
      <style:text-properties officeooo:rsid="000b7314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ed99" style:font-weight-asian="normal" style:font-weight-complex="normal"/>
    </style:style>
    <style:style style:name="T5" style:family="text">
      <style:text-properties fo:font-weight="normal" officeooo:rsid="000da65b" style:font-weight-asian="normal" style:font-weight-complex="normal"/>
    </style:style>
    <style:style style:name="T6" style:family="text">
      <style:text-properties fo:font-weight="normal" officeooo:rsid="0016238f" style:font-weight-asian="normal" style:font-weight-complex="normal"/>
    </style:style>
    <style:style style:name="T7" style:family="text">
      <style:text-properties fo:font-weight="normal" officeooo:rsid="001ac619" style:font-weight-asian="normal" style:font-weight-complex="normal"/>
    </style:style>
    <style:style style:name="T8" style:family="text">
      <style:text-properties fo:font-weight="normal" officeooo:rsid="001ae57d" style:font-weight-asian="normal" style:font-weight-complex="normal"/>
    </style:style>
    <style:style style:name="T9" style:family="text">
      <style:text-properties officeooo:rsid="0016238f"/>
    </style:style>
    <style:style style:name="T10" style:family="text">
      <style:text-properties fo:font-weight="bold" officeooo:rsid="000b7314" style:font-weight-asian="bold" style:font-weight-complex="bold"/>
    </style:style>
    <style:style style:name="T11" style:family="text">
      <style:text-properties style:font-name="Liberation Serif1" officeooo:rsid="0016238f" style:font-name-asian="Liberation Serif1" style:font-name-complex="Liberation Serif1"/>
    </style:style>
    <style:style style:name="T12" style:family="text">
      <style:text-properties style:font-name="Liberation Serif1" officeooo:rsid="001b5b68" style:font-name-asian="Liberation Serif1" style:font-name-complex="Liberation Serif1"/>
    </style:style>
    <style:style style:name="T13" style:family="text">
      <style:text-properties style:font-name="Liberation Serif" officeooo:rsid="0016238f" style:font-name-asian="WenQuanYi Zen Hei Sharp" style:font-name-complex="Lohit Devanagari"/>
    </style:style>
    <style:style style:name="T14" style:family="text">
      <style:text-properties style:font-name="Liberation Serif" officeooo:rsid="001b5b68" style:font-name-asian="WenQuanYi Zen Hei Sharp" style:font-name-complex="Lohit Devanagari"/>
    </style:style>
    <style:style style:name="T15" style:family="text">
      <style:text-properties officeooo:rsid="001b5b68"/>
    </style:style>
    <style:style style:name="T16" style:family="text">
      <style:text-properties officeooo:rsid="001c04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 1 : Algorithmique</text:p>
      <text:p text:style-name="P1"/>
      <text:p text:style-name="P7">Exercice 1:</text:p>
      <text:p text:style-name="P2"/>
      <text:p text:style-name="P6">Ecrire un algorithme qui calcule l'aire d'un rectangle dont la longueur et la largeur seront </text:p>
      <text:p text:style-name="P6">données par l'utilisateur, puis affiche le résultat.</text:p>
      <text:p text:style-name="P6"/>
      <text:p text:style-name="P2">Tableau récapitulatif des variables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Identificateur</text:p>
          </table:table-cell>
          <table:table-cell table:style-name="Table1.A1" office:value-type="string">
            <text:p text:style-name="P13">Domaine de variation</text:p>
          </table:table-cell>
          <table:table-cell table:style-name="Table1.A1" office:value-type="string">
            <text:p text:style-name="P13">Nature </text:p>
          </table:table-cell>
          <table:table-cell table:style-name="Table1.A1" office:value-type="string">
            <text:p text:style-name="P13">Rôle</text:p>
          </table:table-cell>
          <table:table-cell table:style-name="Table1.E1" office:value-type="string">
            <text:p text:style-name="P13">Type</text:p>
          </table:table-cell>
        </table:table-row>
        <table:table-row table:style-name="Table1.2"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-<text:span text:style-name="T1">3,4.e38 à 3,4e38 </text:span></text:p>
          </table:table-cell>
          <table:table-cell table:style-name="Table1.A2" office:value-type="string">
            <text:p text:style-name="P10">Entrée</text:p>
          </table:table-cell>
          <table:table-cell table:style-name="Table1.A2" office:value-type="string">
            <text:p text:style-name="P10">Mémorise le 1<text:span text:style-name="T2">er</text:span> nombre</text:p>
          </table:table-cell>
          <table:table-cell table:style-name="Table1.E2" office:value-type="string">
            <text:p text:style-name="P10">Réel</text:p>
          </table:table-cell>
        </table:table-row>
        <table:table-row table:style-name="Table1.3">
          <table:table-cell table:style-name="Table1.A2" office:value-type="string">
            <text:p text:style-name="P12">I</text:p>
          </table:table-cell>
          <table:table-cell table:style-name="Table1.A2" office:value-type="string">
            <text:p text:style-name="P11">-3,4.e38 à 3,4e38</text:p>
          </table:table-cell>
          <table:table-cell table:style-name="Table1.A2" office:value-type="string">
            <text:p text:style-name="P10">Entrée</text:p>
          </table:table-cell>
          <table:table-cell table:style-name="Table1.A2" office:value-type="string">
            <text:p text:style-name="P10">Mémorise le second nombre</text:p>
          </table:table-cell>
          <table:table-cell table:style-name="Table1.E2" office:value-type="string">
            <text:p text:style-name="P10">Rée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9">-<text:span text:style-name="T1">3,4.e38 à 3,4e38</text:span></text:p>
          </table:table-cell>
          <table:table-cell table:style-name="Table2.A1" office:value-type="string">
            <text:p text:style-name="P35">Sortie</text:p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1">Réel</text:p>
          </table:table-cell>
        </table:table-row>
      </table:table>
      <text:p text:style-name="P2"/>
      <text:p text:style-name="P3">Algorithme</text:p>
      <text:p text:style-name="P3"/>
      <text:p text:style-name="P4">VARIABLE</text:p>
      <text:p text:style-name="P4"><text:span text:style-name="T3"><text:tab/>Réel <text:s/>L,</text:span><text:span text:style-name="T5">I</text:span><text:span text:style-name="T3">,</text:span><text:span text:style-name="T5">A</text:span></text:p>
      <text:p text:style-name="P4"/>
      <text:p text:style-name="P4">DEBUT<text:tab/><text:tab/></text:p>
      <text:p text:style-name="P14"><text:tab/>Afficher(''Veuillez saisir 1 valeur'')</text:p>
      <text:p text:style-name="P4"><text:span text:style-name="T3"><text:tab/>Saisir(</text:span><text:span text:style-name="T4">L</text:span><text:span text:style-name="T3">)</text:span></text:p>
      <text:p text:style-name="P14"><text:tab/>Afficher(''Veuillez saisir 1 valeur'')</text:p>
      <text:p text:style-name="P4"><text:span text:style-name="T3"><text:tab/>Saisir(</text:span><text:span text:style-name="T5">I</text:span><text:span text:style-name="T3">)</text:span></text:p>
      <text:p text:style-name="P5"><text:span text:style-name="T3"><text:tab/>A </text:span><text:span text:style-name="T4">←(L*</text:span><text:span text:style-name="T5">I</text:span><text:span text:style-name="T4">)</text:span></text:p>
      <text:p text:style-name="P16"><text:tab/>Afficher(''le résultat est A'')</text:p>
      <text:p text:style-name="P23">FIN</text:p>
      <text:p text:style-name="P23"/>
      <text:p text:style-name="P30">Exercice 2:</text:p>
      <text:p text:style-name="P17"/>
      <text:p text:style-name="P18">Ecrire un algorithme qui :</text:p>
      <text:p text:style-name="P18">- demande la saisie de l'heure (sans les minutes);</text:p>
      <text:p text:style-name="P18">- affiche "Bonjour" si l'heure est inférieure ou égale à 16 et "Bonsoir" dans le cas</text:p>
      <text:p text:style-name="P18">contraire;</text:p>
      <text:p text:style-name="P18"/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3">Identificateur</text:p>
          </table:table-cell>
          <table:table-cell table:style-name="Table3.A1" office:value-type="string">
            <text:p text:style-name="P13">Domaine de variation</text:p>
          </table:table-cell>
          <table:table-cell table:style-name="Table3.A1" office:value-type="string">
            <text:p text:style-name="P13">Nature </text:p>
          </table:table-cell>
          <table:table-cell table:style-name="Table3.A1" office:value-type="string">
            <text:p text:style-name="P13">Rôle</text:p>
          </table:table-cell>
          <table:table-cell table:style-name="Table3.E1" office:value-type="string">
            <text:p text:style-name="P13">Type</text:p>
          </table:table-cell>
        </table:table-row>
        <table:table-row table:style-name="Table3.2">
          <table:table-cell table:style-name="Table3.A2" office:value-type="string">
            <text:p text:style-name="P37">H</text:p>
          </table:table-cell>
          <table:table-cell table:style-name="Table3.A2" office:value-type="string">
            <text:p text:style-name="P37">0 à 24</text:p>
          </table:table-cell>
          <table:table-cell table:style-name="Table3.A2" office:value-type="string">
            <text:p text:style-name="P37">Entrée</text:p>
          </table:table-cell>
          <table:table-cell table:style-name="Table3.A2" office:value-type="string">
            <text:p text:style-name="P37">Mémorise le 1<text:span text:style-name="T2">er</text:span> nombre </text:p>
          </table:table-cell>
          <table:table-cell table:style-name="Table3.E2" office:value-type="string">
            <text:p text:style-name="P41">Entier court non signé</text:p>
          </table:table-cell>
        </table:table-row>
      </table:table>
      <text:p text:style-name="P18"/>
      <text:p text:style-name="P31"><text:soft-page-break/>Algorithme</text:p>
      <text:p text:style-name="P18"/>
      <text:p text:style-name="P18"><text:span text:style-name="T10">VARIABLE</text:span></text:p>
      <text:p text:style-name="P26"><text:span text:style-name="T3"><text:tab/></text:span><text:span text:style-name="T7">entier court non signé </text:span><text:span text:style-name="T6"><text:s/>H;</text:span></text:p>
      <text:p text:style-name="P25"/>
      <text:p text:style-name="P25">DEBUT<text:tab/><text:tab/></text:p>
      <text:p text:style-name="P15"><text:tab/>Afficher(''s<text:span text:style-name="T9">aisir l'heure(sans minutes)'')</text:span></text:p>
      <text:p text:style-name="P15"><text:span text:style-name="T9"><text:tab/>saisir(h)</text:span></text:p>
      <text:p text:style-name="P15"><text:span text:style-name="T9"><text:tab/>si(h</text:span><text:span text:style-name="T11">≤</text:span><text:span text:style-name="T13">16)alors</text:span></text:p>
      <text:p text:style-name="P15"><text:span text:style-name="T13"><text:tab/>action1=afficher(''bonjour'')</text:span></text:p>
      <text:p text:style-name="P15"><text:span text:style-name="T13"><text:tab/>sinon</text:span></text:p>
      <text:p text:style-name="P15"><text:span text:style-name="T13"><text:tab/>action2= afficher(''bonsoir'')</text:span></text:p>
      <text:p text:style-name="P24"><text:tab/><text:span text:style-name="T6">finsi</text:span></text:p>
      <text:p text:style-name="P27">FIN</text:p>
      <text:p text:style-name="P27"/>
      <text:p text:style-name="P32">Exercice 3:</text:p>
      <text:p text:style-name="P32"/>
      <text:p text:style-name="P19">Dessinez une ligne de 10 étoiles (**********) autant de fois que le voudra l'utilisateur, pour</text:p>
      <text:p text:style-name="P19">cela il saisira le nombre de lignes souhaitées.</text:p>
      <text:p text:style-name="P19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P13">Identificateur</text:p>
          </table:table-cell>
          <table:table-cell table:style-name="Table4.A1" office:value-type="string">
            <text:p text:style-name="P13">Domaine de variation</text:p>
          </table:table-cell>
          <table:table-cell table:style-name="Table4.A1" office:value-type="string">
            <text:p text:style-name="P13">Nature </text:p>
          </table:table-cell>
          <table:table-cell table:style-name="Table4.A1" office:value-type="string">
            <text:p text:style-name="P13">Rôle</text:p>
          </table:table-cell>
          <table:table-cell table:style-name="Table4.E1" office:value-type="string">
            <text:p text:style-name="P13">Type</text:p>
          </table:table-cell>
        </table:table-row>
        <table:table-row table:style-name="Table4.2">
          <table:table-cell table:style-name="Table4.A2" office:value-type="string">
            <text:p text:style-name="P39">I</text:p>
            <text:p text:style-name="P39"/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E2" office:value-type="string">
            <text:p text:style-name="P39">Entier court non signé</text:p>
          </table:table-cell>
        </table:table-row>
      </table:table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39">l</text:p>
          </table:table-cell>
          <table:table-cell table:style-name="Table5.A1" office:value-type="string">
            <text:p text:style-name="P39">2 a 50</text:p>
          </table:table-cell>
          <table:table-cell table:style-name="Table5.A1" office:value-type="string">
            <text:p text:style-name="P39">Entrée</text:p>
          </table:table-cell>
          <table:table-cell table:style-name="Table5.A1" office:value-type="string">
            <text:p text:style-name="P39">Memoriser les 1<text:span text:style-name="T2">er</text:span> <text:s/>combre</text:p>
          </table:table-cell>
          <table:table-cell table:style-name="Table5.E1" office:value-type="string">
            <text:p text:style-name="P39">Entier court non signé</text:p>
          </table:table-cell>
        </table:table-row>
      </table:table>
      <text:p text:style-name="P19"/>
      <text:p text:style-name="P19"/>
      <text:p text:style-name="P32">Algorithme </text:p>
      <text:p text:style-name="P19"/>
      <text:p text:style-name="P28">Variable </text:p>
      <text:p text:style-name="P19"><text:tab/>entier court non signé i, l;</text:p>
      <text:p text:style-name="P19"/>
      <text:p text:style-name="P28">DEBUT</text:p>
      <text:p text:style-name="P28"><text:tab/><text:span text:style-name="T3">Afficher(''veuillez saisir le </text:span><text:span text:style-name="T8">n</text:span><text:span text:style-name="T3">ombre de ligne'')</text:span></text:p>
      <text:p text:style-name="P19"><text:tab/>saisir(l)</text:p>
      <text:p text:style-name="P19"><text:tab/>Pour i allant de 1 à l par Pas de 1 Faire</text:p>
      <text:p text:style-name="P19"><text:tab/>Traitement</text:p>
      <text:p text:style-name="P19"><text:tab/>FinPour</text:p>
      <text:p text:style-name="P28">FIN</text:p>
      <text:p text:style-name="P28"/>
      <text:p text:style-name="P29"/>
      <text:p text:style-name="P29"/>
      <text:p text:style-name="P29"/>
      <text:p text:style-name="P29"/>
      <text:p text:style-name="P33"><text:soft-page-break/>Exercice 4 :</text:p>
      <text:p text:style-name="P29"/>
      <text:p text:style-name="P20">Un magasin consent une réduction dans les conditions suivantes :</text:p>
      <text:p text:style-name="P20">• Si le montant de l'achat est strictement inférieur à 350€, il n'y a pas de réduction</text:p>
      <text:p text:style-name="P20">• Si le montant de l'achat est compris entre 350€ et 600€, 3% de réduction est accordé</text:p>
      <text:p text:style-name="P20">• Si le montant de l'achat est supérieur ou égal à 600€, 5% de réduction est accordé</text:p>
      <text:p text:style-name="P20">Ecrivez un algorithme qui calculera le prix net à payer.</text:p>
      <text:p text:style-name="P20"/>
      <text:p text:style-name="P20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3">Identificateur</text:p>
          </table:table-cell>
          <table:table-cell table:style-name="Table6.A1" office:value-type="string">
            <text:p text:style-name="P13">Domaine de variation</text:p>
          </table:table-cell>
          <table:table-cell table:style-name="Table6.A1" office:value-type="string">
            <text:p text:style-name="P13">Nature </text:p>
          </table:table-cell>
          <table:table-cell table:style-name="Table6.A1" office:value-type="string">
            <text:p text:style-name="P13">Rôle</text:p>
          </table:table-cell>
          <table:table-cell table:style-name="Table6.E1" office:value-type="string">
            <text:p text:style-name="P13">Type</text:p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E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E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E2" office:value-type="string">
            <text:p text:style-name="P8"/>
          </table:table-cell>
        </table:table-row>
      </table:table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E1" office:value-type="string">
            <text:p text:style-name="P36"/>
          </table:table-cell>
        </table:table-row>
      </table:table>
      <text:p text:style-name="P20"/>
      <text:p text:style-name="P20"/>
      <text:p text:style-name="P20"/>
      <text:p text:style-name="P20">Variable</text:p>
      <text:p text:style-name="P20"/>
      <text:p text:style-name="P20">Réel P, r, s, t;</text:p>
      <text:p text:style-name="P20"><text:tab/></text:p>
      <text:p text:style-name="P20">DEBUT</text:p>
      <text:p text:style-name="P20"><text:tab/></text:p>
      <text:p text:style-name="P20"><text:tab/>Afficher (''veuillez saisir le prix'')</text:p>
      <text:p text:style-name="P20"><text:tab/>saisir(P)</text:p>
      <text:p text:style-name="P20"><text:tab/>r=0,03</text:p>
      <text:p text:style-name="P20"><text:tab/>s=0,05</text:p>
      <text:p text:style-name="P20"><text:tab/>si(P&lt;350) alors</text:p>
      <text:p text:style-name="P22"><text:tab/><text:tab/>action 1: afficher(<text:span text:style-name="T16">''vous allez payer P''</text:span>)</text:p>
      <text:p text:style-name="P20"><text:tab/><text:tab/></text:p>
      <text:p text:style-name="P20"><text:tab/><text:tab/>sinon si(P&lt;600) alors</text:p>
      <text:p text:style-name="P20"><text:tab/><text:tab/><text:tab/>action<text:span text:style-name="T15">2</text:span>:<text:tab/> t=P-(P*r)</text:p>
      <text:p text:style-name="P20"><text:tab/><text:tab/><text:tab/><text:span text:style-name="T15">afficher('' vous allez payer t'')</text:span></text:p>
      <text:p text:style-name="P20"><text:span text:style-name="T15"><text:tab/><text:tab/><text:tab/></text:span></text:p>
      <text:p text:style-name="P20"><text:span text:style-name="T15"><text:tab/><text:tab/><text:tab/>sinon si(P</text:span><text:span text:style-name="T12">≥</text:span><text:span text:style-name="T14">600) alors</text:span></text:p>
      <text:p text:style-name="P20"><text:span text:style-name="T14"><text:tab/><text:tab/><text:tab/>action3: t=P-(P*s)</text:span></text:p>
      <text:p text:style-name="P21"><text:span text:style-name="T14"><text:tab/><text:tab/><text:tab/>afficher('' vous allez payer t'')</text:span></text:p>
      <text:p text:style-name="P21"><text:span text:style-name="T14"><text:tab/><text:tab/><text:tab/>fin si</text:span></text:p>
      <text:p text:style-name="P21"><text:span text:style-name="T14"><text:tab/><text:tab/>fin si</text:span></text:p>
      <text:p text:style-name="P21"><text:span text:style-name="T14"><text:tab/>fin si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6:19:23.946777693</meta:creation-date>
    <dc:date>2013-09-13T12:54:24.111467497</dc:date>
    <meta:editing-duration>PT2H21M45S</meta:editing-duration>
    <meta:editing-cycles>7</meta:editing-cycles>
    <meta:generator>LibreOffice/4.1.1.2$Linux_X86_64 LibreOffice_project/410$Build-2</meta:generator>
    <meta:document-statistic meta:table-count="7" meta:image-count="0" meta:object-count="0" meta:page-count="3" meta:paragraph-count="122" meta:word-count="373" meta:character-count="2322" meta:non-whitespace-character-count="1981"/>
  </office:meta>
</office:document-meta>
</file>